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InputPlugin.getXsl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InputPlugin.XSLTInputPlugin( final String xslt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LTInputPlugin.XSLTInputPlu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InputPlugin.setXsltURL( final URL xsl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InputPlugin.process( final Controller controller , final IDocument 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